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/>
    </style:style>
    <style:style style:name="gr3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3.125cm"/>
          <draw:glue-point draw:id="5" svg:x="3.261cm" svg:y="-5cm"/>
          <draw:glue-point draw:id="6" svg:x="5cm" svg:y="0cm"/>
          <draw:glue-point draw:id="7" svg:x="3.261cm" svg:y="5cm"/>
          <draw:circle draw:style-name="gr1" draw:layer="layout" svg:width="2cm" svg:height="2cm" svg:x="0.5cm" svg:y="0cm">
            <text:p/>
          </draw:circle>
          <draw:rect draw:style-name="gr2" draw:layer="layout" svg:width="0.125cm" svg:height="0.375cm" svg:x="1.25cm" svg:y="0.25cm">
            <text:p/>
          </draw:rect>
          <draw:rect draw:style-name="gr2" draw:layer="layout" svg:width="0.125cm" svg:height="0.375cm" svg:x="1.25cm" svg:y="0.813cm">
            <text:p/>
          </draw:rect>
          <draw:rect draw:style-name="gr2" draw:layer="layout" svg:width="0.125cm" svg:height="0.375cm" svg:x="1.25cm" svg:y="1.375cm">
            <text:p/>
          </draw:rect>
          <draw:polyline draw:style-name="gr3" draw:layer="layout" svg:width="1.125cm" svg:height="1.25cm" svg:x="0cm" svg:y="0.375cm" svg:viewBox="0 0 1126 1251" draw:points="0,1251 1126,1251 1126,0">
            <text:p/>
          </draw:polyline>
          <draw:polyline draw:style-name="gr3" draw:layer="layout" svg:width="1cm" svg:height="0.5cm" svg:x="1.375cm" svg:y="0cm" svg:viewBox="0 0 1001 501" draw:points="0,501 1001,501 1001,0">
            <text:p/>
          </draw:polyline>
          <draw:line draw:style-name="gr3" draw:layer="layout" svg:x1="1.375cm" svg:y1="1cm" svg:x2="2.875cm" svg:y2="1cm">
            <text:p/>
          </draw:line>
          <draw:polyline draw:style-name="gr3" draw:layer="layout" svg:width="1cm" svg:height="0.5cm" svg:x="1.375cm" svg:y="1.5cm" svg:viewBox="0 0 1001 501" draw:points="0,0 1001,0 1001,501">
            <text:p/>
          </draw:polyline>
          <draw:polygon draw:style-name="gr2" draw:layer="layout" svg:width="0.5cm" svg:height="0.2cm" svg:x="1.625cm" svg:y="0.9cm" svg:viewBox="0 0 501 201" draw:points="501,0 0,100 501,2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transistor_misfe_i_n</dc:title>
    <meta:creation-date>2011-02-07T17:17:42</meta:creation-date>
    <meta:editing-duration>P0D</meta:editing-duration>
    <meta:editing-cycles>1</meta:editing-cycles>
    <meta:document-statistic meta:object-count="10"/>
    <meta:generator>OpenOffice.org/3.3$Linux OpenOffice.org_project/330m20$Build-9567</meta:generator>
  </office:meta>
</office:document-meta>
</file>